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1.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307cm" svg:y="1.136cm">
            <draw:object draw:notify-on-update-of-ranges="Sheet1.A2:Sheet1.A100 Sheet1.B2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277" calcext:value-type="float">
            <text:p>0.001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92" calcext:value-type="float">
            <text:p>0.00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894" calcext:value-type="float">
            <text:p>0.005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6649" calcext:value-type="float">
            <text:p>0.0066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4686" calcext:value-type="float">
            <text:p>0.004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442" calcext:value-type="float">
            <text:p>0.007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7328" calcext:value-type="float">
            <text:p>0.0073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7245" calcext:value-type="float">
            <text:p>0.0072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8094" calcext:value-type="float">
            <text:p>0.008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9796" calcext:value-type="float">
            <text:p>0.0097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9801" calcext:value-type="float">
            <text:p>0.0098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1078" calcext:value-type="float">
            <text:p>0.0110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2353" calcext:value-type="float">
            <text:p>0.0123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236" calcext:value-type="float">
            <text:p>0.012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22" calcext:value-type="float">
            <text:p>0.013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496" calcext:value-type="float">
            <text:p>0.014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84" calcext:value-type="float">
            <text:p>0.015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467" calcext:value-type="float">
            <text:p>0.0174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93" calcext:value-type="float">
            <text:p>0.018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762" calcext:value-type="float">
            <text:p>0.0197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2035" calcext:value-type="float">
            <text:p>0.0220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4403" calcext:value-type="float">
            <text:p>0.0244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3364" calcext:value-type="float">
            <text:p>0.0233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24027" calcext:value-type="float">
            <text:p>0.0240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24044" calcext:value-type="float">
            <text:p>0.0240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5777" calcext:value-type="float">
            <text:p>0.02577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6626" calcext:value-type="float">
            <text:p>0.0266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6638" calcext:value-type="float">
            <text:p>0.0266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7519" calcext:value-type="float">
            <text:p>0.0275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0054" calcext:value-type="float">
            <text:p>0.0300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9999" calcext:value-type="float">
            <text:p>0.0299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0074" calcext:value-type="float">
            <text:p>0.0300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1768" calcext:value-type="float">
            <text:p>0.0317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1768" calcext:value-type="float">
            <text:p>0.0317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2573" calcext:value-type="float">
            <text:p>0.0325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5127" calcext:value-type="float">
            <text:p>0.0351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5165" calcext:value-type="float">
            <text:p>0.0351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5142" calcext:value-type="float">
            <text:p>0.0351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727" calcext:value-type="float">
            <text:p>0.037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6901" calcext:value-type="float">
            <text:p>0.036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8525" calcext:value-type="float">
            <text:p>0.0385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938" calcext:value-type="float">
            <text:p>0.039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39469" calcext:value-type="float">
            <text:p>0.0394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1103" calcext:value-type="float">
            <text:p>0.0411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1917" calcext:value-type="float">
            <text:p>0.0419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2893" calcext:value-type="float">
            <text:p>0.0428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2867" calcext:value-type="float">
            <text:p>0.0428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5331" calcext:value-type="float">
            <text:p>0.0453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4619" calcext:value-type="float">
            <text:p>0.0446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5411" calcext:value-type="float">
            <text:p>0.0454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47173" calcext:value-type="float">
            <text:p>0.0471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8155" calcext:value-type="float">
            <text:p>0.048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51689" calcext:value-type="float">
            <text:p>0.0516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49711" calcext:value-type="float">
            <text:p>0.0497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51399" calcext:value-type="float">
            <text:p>0.0513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53005" calcext:value-type="float">
            <text:p>0.053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3102" calcext:value-type="float">
            <text:p>0.05310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53504" calcext:value-type="float">
            <text:p>0.0535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6836" calcext:value-type="float">
            <text:p>0.0568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55642" calcext:value-type="float">
            <text:p>0.0556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5637" calcext:value-type="float">
            <text:p>0.0556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59424" calcext:value-type="float">
            <text:p>0.0594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57353" calcext:value-type="float">
            <text:p>0.05735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9037" calcext:value-type="float">
            <text:p>0.0590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6153" calcext:value-type="float">
            <text:p>0.061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9992" calcext:value-type="float">
            <text:p>0.05999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60756" calcext:value-type="float">
            <text:p>0.0607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66654" calcext:value-type="float">
            <text:p>0.0666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63324" calcext:value-type="float">
            <text:p>0.0633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64202" calcext:value-type="float">
            <text:p>0.0642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67095" calcext:value-type="float">
            <text:p>0.06709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6505" calcext:value-type="float">
            <text:p>0.065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5868" calcext:value-type="float">
            <text:p>0.0658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70429" calcext:value-type="float">
            <text:p>0.0704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68453" calcext:value-type="float">
            <text:p>0.0684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68424" calcext:value-type="float">
            <text:p>0.068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72063" calcext:value-type="float">
            <text:p>0.0720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70967" calcext:value-type="float">
            <text:p>0.0709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71016" calcext:value-type="float">
            <text:p>0.0710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5623" calcext:value-type="float">
            <text:p>0.07562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72744" calcext:value-type="float">
            <text:p>0.07274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73937" calcext:value-type="float">
            <text:p>0.0739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77924" calcext:value-type="float">
            <text:p>0.0779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75223" calcext:value-type="float">
            <text:p>0.07522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77706" calcext:value-type="float">
            <text:p>0.0777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79822" calcext:value-type="float">
            <text:p>0.0798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77848" calcext:value-type="float">
            <text:p>0.0778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7867" calcext:value-type="float">
            <text:p>0.078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8242" calcext:value-type="float">
            <text:p>0.0824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82997" calcext:value-type="float">
            <text:p>0.0829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82024" calcext:value-type="float">
            <text:p>0.0820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8653" calcext:value-type="float">
            <text:p>0.086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2939" calcext:value-type="float">
            <text:p>0.0829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83797" calcext:value-type="float">
            <text:p>0.0837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88318" calcext:value-type="float">
            <text:p>0.0883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85485" calcext:value-type="float">
            <text:p>0.085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6T16:09:32.752008548</dc:date>
    <meta:document-statistic meta:table-count="1" meta:cell-count="200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23cm" svg:y="4.187cm" style:legend-expansion="high" chart:style-name="ch2"/>
        <chart:plot-area chart:style-name="ch3" table:cell-range-address="Sheet1.A2:Sheet1.B100" svg:x="0.77cm" svg:y="0.855cm" svg:width="11.613cm" svg:height="7.545cm">
          <chartooo:coordinate-region svg:x="1.747cm" svg:y="1.068cm" svg:width="10.317cm" svg:height="6.6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" chart:class="chart:scatter">
            <chart:domain table:cell-range-address="Sheet1.A2:Sheet1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00</svg:desc>
                </draw:g>
              </table:table-cell>
              <table:table-cell office:value-type="float" office:value="0.000406">
                <text:p>0.000406</text:p>
                <draw:g>
                  <svg:desc>Sheet1.B2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1277">
                <text:p>0.001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0292">
                <text:p>0.00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5894">
                <text:p>0.005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006649">
                <text:p>0.006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004686">
                <text:p>0.004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007442">
                <text:p>0.007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07328">
                <text:p>0.007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007245">
                <text:p>0.007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.008094">
                <text:p>0.0080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.009796">
                <text:p>0.00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0.011078">
                <text:p>0.011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.012353">
                <text:p>0.012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01236">
                <text:p>0.01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01322">
                <text:p>0.01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0.01496">
                <text:p>0.01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0.01584">
                <text:p>0.01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0.017467">
                <text:p>0.017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0.01893">
                <text:p>0.01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0.019762">
                <text:p>0.019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.022035">
                <text:p>0.022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024403">
                <text:p>0.024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0.023364">
                <text:p>0.023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0.024027">
                <text:p>0.024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024044">
                <text:p>0.024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">
                <text:p>57</text:p>
              </table:table-cell>
              <table:table-cell office:value-type="float" office:value="0.025777">
                <text:p>0.025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0.026626">
                <text:p>0.0266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0.026638">
                <text:p>0.026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0.027519">
                <text:p>0.027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0.030054">
                <text:p>0.0300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">
                <text:p>67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">
                <text:p>69</text:p>
              </table:table-cell>
              <table:table-cell office:value-type="float" office:value="0.030074">
                <text:p>0.030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0.031768">
                <text:p>0.031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0.031768">
                <text:p>0.031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0.032573">
                <text:p>0.032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0.035127">
                <text:p>0.035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.035165">
                <text:p>0.035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">
                <text:p>81</text:p>
              </table:table-cell>
              <table:table-cell office:value-type="float" office:value="0.035142">
                <text:p>0.0351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0.03727">
                <text:p>0.03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0.036901">
                <text:p>0.0369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0.038525">
                <text:p>0.0385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0.03938">
                <text:p>0.03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0.039469">
                <text:p>0.039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">
                <text:p>93</text:p>
              </table:table-cell>
              <table:table-cell office:value-type="float" office:value="0.041103">
                <text:p>0.041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0.041917">
                <text:p>0.041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  <table:table-cell office:value-type="float" office:value="0.042893">
                <text:p>0.042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0.042867">
                <text:p>0.0428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0.045331">
                <text:p>0.0453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0.044619">
                <text:p>0.0446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">
                <text:p>105</text:p>
              </table:table-cell>
              <table:table-cell office:value-type="float" office:value="0.045411">
                <text:p>0.045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">
                <text:p>107</text:p>
              </table:table-cell>
              <table:table-cell office:value-type="float" office:value="0.04875">
                <text:p>0.04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  <table:table-cell office:value-type="float" office:value="0.047173">
                <text:p>0.0471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">
                <text:p>111</text:p>
              </table:table-cell>
              <table:table-cell office:value-type="float" office:value="0.048155">
                <text:p>0.048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0.051689">
                <text:p>0.051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">
                <text:p>115</text:p>
              </table:table-cell>
              <table:table-cell office:value-type="float" office:value="0.049711">
                <text:p>0.0497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">
                <text:p>117</text:p>
              </table:table-cell>
              <table:table-cell office:value-type="float" office:value="0.051399">
                <text:p>0.051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9">
                <text:p>119</text:p>
              </table:table-cell>
              <table:table-cell office:value-type="float" office:value="0.053005">
                <text:p>0.0530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0.053102">
                <text:p>0.053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3">
                <text:p>123</text:p>
              </table:table-cell>
              <table:table-cell office:value-type="float" office:value="0.053504">
                <text:p>0.053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0.056836">
                <text:p>0.056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0.055642">
                <text:p>0.055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0.055637">
                <text:p>0.055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">
                <text:p>131</text:p>
              </table:table-cell>
              <table:table-cell office:value-type="float" office:value="0.059424">
                <text:p>0.059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0.057353">
                <text:p>0.0573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">
                <text:p>135</text:p>
              </table:table-cell>
              <table:table-cell office:value-type="float" office:value="0.059037">
                <text:p>0.059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">
                <text:p>137</text:p>
              </table:table-cell>
              <table:table-cell office:value-type="float" office:value="0.06153">
                <text:p>0.06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9">
                <text:p>139</text:p>
              </table:table-cell>
              <table:table-cell office:value-type="float" office:value="0.059992">
                <text:p>0.059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">
                <text:p>141</text:p>
              </table:table-cell>
              <table:table-cell office:value-type="float" office:value="0.060756">
                <text:p>0.06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0.066654">
                <text:p>0.066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">
                <text:p>145</text:p>
              </table:table-cell>
              <table:table-cell office:value-type="float" office:value="0.063324">
                <text:p>0.0633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0.064202">
                <text:p>0.064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0.067095">
                <text:p>0.0670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1">
                <text:p>151</text:p>
              </table:table-cell>
              <table:table-cell office:value-type="float" office:value="0.06505">
                <text:p>0.065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3">
                <text:p>153</text:p>
              </table:table-cell>
              <table:table-cell office:value-type="float" office:value="0.065868">
                <text:p>0.065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5">
                <text:p>155</text:p>
              </table:table-cell>
              <table:table-cell office:value-type="float" office:value="0.070429">
                <text:p>0.070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7">
                <text:p>157</text:p>
              </table:table-cell>
              <table:table-cell office:value-type="float" office:value="0.068453">
                <text:p>0.0684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068424">
                <text:p>0.068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">
                <text:p>161</text:p>
              </table:table-cell>
              <table:table-cell office:value-type="float" office:value="0.072063">
                <text:p>0.0720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3">
                <text:p>163</text:p>
              </table:table-cell>
              <table:table-cell office:value-type="float" office:value="0.070967">
                <text:p>0.070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">
                <text:p>165</text:p>
              </table:table-cell>
              <table:table-cell office:value-type="float" office:value="0.071016">
                <text:p>0.071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7">
                <text:p>167</text:p>
              </table:table-cell>
              <table:table-cell office:value-type="float" office:value="0.075623">
                <text:p>0.075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0.072744">
                <text:p>0.0727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">
                <text:p>171</text:p>
              </table:table-cell>
              <table:table-cell office:value-type="float" office:value="0.073937">
                <text:p>0.0739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3">
                <text:p>173</text:p>
              </table:table-cell>
              <table:table-cell office:value-type="float" office:value="0.077924">
                <text:p>0.0779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5">
                <text:p>175</text:p>
              </table:table-cell>
              <table:table-cell office:value-type="float" office:value="0.075223">
                <text:p>0.075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">
                <text:p>177</text:p>
              </table:table-cell>
              <table:table-cell office:value-type="float" office:value="0.077706">
                <text:p>0.0777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">
                <text:p>179</text:p>
              </table:table-cell>
              <table:table-cell office:value-type="float" office:value="0.079822">
                <text:p>0.079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">
                <text:p>181</text:p>
              </table:table-cell>
              <table:table-cell office:value-type="float" office:value="0.077848">
                <text:p>0.077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3">
                <text:p>183</text:p>
              </table:table-cell>
              <table:table-cell office:value-type="float" office:value="0.07867">
                <text:p>0.078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0.08242">
                <text:p>0.082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7">
                <text:p>187</text:p>
              </table:table-cell>
              <table:table-cell office:value-type="float" office:value="0.082997">
                <text:p>0.082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9">
                <text:p>189</text:p>
              </table:table-cell>
              <table:table-cell office:value-type="float" office:value="0.082024">
                <text:p>0.082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">
                <text:p>191</text:p>
              </table:table-cell>
              <table:table-cell office:value-type="float" office:value="0.08653">
                <text:p>0.08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0.082939">
                <text:p>0.0829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5">
                <text:p>195</text:p>
              </table:table-cell>
              <table:table-cell office:value-type="float" office:value="0.083797">
                <text:p>0.083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">
                <text:p>197</text:p>
              </table:table-cell>
              <table:table-cell office:value-type="float" office:value="0.088318">
                <text:p>0.088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.085485">
                <text:p>0.085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